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3.55pt"/>
    </style:style>
    <style:style style:name="co3" style:family="table-column">
      <style:table-column-properties fo:break-before="auto" style:column-width="97.4pt"/>
    </style:style>
    <style:style style:name="co4" style:family="table-column">
      <style:table-column-properties fo:break-before="auto" style:column-width="76.51pt"/>
    </style:style>
    <style:style style:name="co5" style:family="table-column">
      <style:table-column-properties fo:break-before="auto" style:column-width="69.56pt"/>
    </style:style>
    <style:style style:name="co6" style:family="table-column">
      <style:table-column-properties fo:break-before="auto" style:column-width="88.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currency-style style:name="N101P0" style:volatile="true">
      <number:currency-symbol number:language="en" number:country="US">$</number:currency-symbol>
      <number:number number:decimal-places="0" loext:min-decimal-places="0" number:min-integer-digits="1" number:grouping="true"/>
    </number:currency-style>
    <number:currency-style style:name="N101">
      <number:text>-</number:text>
      <number:currency-symbol number:language="en" number:country="US">$</number:currency-symbol>
      <number:number number:decimal-places="0" loext: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loext:min-decimal-places="2" number:min-integer-digits="1" number:grouping="true"/>
    </number:currency-style>
    <number:currency-style style:name="N102">
      <number:text>-</number:text>
      <number:currency-symbol number:language="en" number:country="US">$</number:currency-symbol>
      <number:number number:decimal-places="2" loext: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 style:family="table-cell" style:parent-style-name="Default" style:data-style-name="N37"/>
    <style:style style:name="ce16" style:family="table-cell" style:parent-style-name="Default">
      <style:table-cell-properties style:text-align-source="fix" style:repeat-content="false" fo:wrap-option="wrap" fo:border="0.06pt solid #000000" fo:padding="4pt" style:vertical-align="middle"/>
      <style:paragraph-properties fo:text-align="justify" fo:margin-left="0pt"/>
    </style:style>
    <style:style style:name="ce3" style:family="table-cell" style:parent-style-name="Default" style:data-style-name="N103"/>
    <style:style style:name="ce4" style:family="table-cell" style:parent-style-name="Default">
      <style:table-cell-properties fo:border="none"/>
    </style:style>
    <style:style style:name="ce5" style:family="table-cell" style:parent-style-name="Default" style:data-style-name="N104"/>
    <style:style style:name="ce6"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10" style:family="table-cell" style:parent-style-name="Default" style:data-style-name="N101">
      <style:table-cell-properties style:text-align-source="fix" style:repeat-content="false"/>
      <style:paragraph-properties fo:text-align="center" fo:margin-left="0pt"/>
      <style:text-properties fo:font-weight="normal" style:font-weight-asian="normal" style:font-weight-complex="normal"/>
    </style:style>
    <style:style style:name="ce22" style:family="table-cell" style:parent-style-name="Default" style:data-style-name="N4">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8" style:family="table-cell" style:parent-style-name="Default" style:data-style-name="N4"/>
    <style:style style:name="ce9" style:family="table-cell" style:parent-style-name="Default" style:data-style-name="N4">
      <style:table-cell-properties fo:border="none"/>
    </style:style>
    <style:style style:name="ce29" style:family="table-cell" style:parent-style-name="Default">
      <style:text-properties fo:font-weight="bold" style:font-weight-asian="bold" style:font-weight-complex="bold"/>
    </style:style>
    <style:style style:name="ce26" style:family="table-cell" style:parent-style-name="Default" style:data-style-name="N11">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2" style:family="table-cell" style:parent-style-name="Default" style:data-style-name="N11">
      <style:table-cell-properties fo:border="none"/>
    </style:style>
    <style:style style:name="ce28" style:family="table-cell" style:parent-style-name="Default" style:data-style-name="N102"/>
    <style:style style:name="ce30" style:family="table-cell" style:parent-style-name="Default" style:data-style-name="N0"/>
    <style:style style:name="ce14" style:family="table-cell" style:parent-style-name="Default" style:data-style-name="N4">
      <style:table-cell-properties style:text-align-source="fix" style:repeat-content="false" fo:border="none"/>
      <style:paragraph-properties fo:text-align="center" fo:margin-left="0pt"/>
      <style:text-properties fo:font-weight="bold" style:font-weight-asian="bold" style:font-weight-complex="bold"/>
    </style:style>
    <style:style style:name="ce32" style:family="table-cell" style:parent-style-name="Default">
      <style:table-cell-properties fo:border-bottom="none" fo:border-left="none" fo:border-right="0.06pt solid #000000" fo:border-top="none"/>
    </style:style>
    <style:style style:name="ce3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4" style:family="table-cell" style:parent-style-name="Default" style:data-style-name="N121">
      <style:table-cell-properties fo:border-bottom="none" fo:border-left="none" fo:border-right="0.06pt solid #000000" fo:border-top="none"/>
    </style:style>
    <style:style style:name="ce44"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text-properties fo:font-weight="bold" style:font-weight-asian="bold" style:font-weight-complex="bold"/>
    </style:style>
    <style:style style:name="ce45"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3" style:family="table-cell" style:parent-style-name="Default" style:data-style-name="N11">
      <style:table-cell-properties fo:border-bottom="none" fo:border-left="none" fo:border-right="0.06pt solid #000000" fo:border-top="none"/>
      <style:map style:condition="cell-content()&gt;0.01" style:apply-style-name="Error" style:base-cell-address="portfolio.M3"/>
      <style:map style:condition="cell-content()&lt;-0.01" style:apply-style-name="Error" style:base-cell-address="portfolio.M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portfolio"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ce32"/>
        <table:table-column table:style-name="co1" table:number-columns-repeated="4" table:default-cell-style-name="Default"/>
        <table:table-column table:style-name="co1" table:default-cell-style-name="ce32"/>
        <table:table-column table:style-name="co1" table:number-columns-repeated="1003" table:default-cell-style-name="Default"/>
        <table:table-row table:style-name="ro1">
          <table:table-cell table:style-name="ce1" office:value-type="string" calcext:value-type="string">
            <text:p>date</text:p>
          </table:table-cell>
          <table:table-cell table:style-name="ce2" office:value-type="date" office:date-value="2017-06-21" calcext:value-type="date">
            <text:p>06/21/17</text:p>
          </table:table-cell>
          <table:table-cell table:style-name="ce1" office:value-type="string" calcext:value-type="string">
            <text:p>value</text:p>
          </table:table-cell>
          <table:table-cell table:style-name="ce10" office:value-type="currency" office:currency="USD" office:value="1000" calcext:value-type="currency">
            <text:p>$1,000</text:p>
          </table:table-cell>
          <table:table-cell table:style-name="ce29"/>
          <table:table-cell table:style-name="ce28" table:number-columns-repeated="2"/>
          <table:table-cell/>
          <table:table-cell table:style-name="ce44" office:value-type="string" calcext:value-type="string" table:number-columns-spanned="5" table:number-rows-spanned="1">
            <text:p>balances</text:p>
          </table:table-cell>
          <table:covered-table-cell table:number-columns-repeated="3" table:style-name="ce29"/>
          <table:covered-table-cell table:style-name="ce45"/>
          <table:table-cell table:number-columns-repeated="1003"/>
        </table:table-row>
        <table:table-row table:style-name="ro1">
          <table:table-cell table:style-name="ce15" office:value-type="string" calcext:value-type="string">
            <text:p>coin</text:p>
          </table:table-cell>
          <table:table-cell table:style-name="ce15" office:value-type="string" calcext:value-type="string">
            <text:p>market cap</text:p>
          </table:table-cell>
          <table:table-cell table:style-name="ce15" office:value-type="string" calcext:value-type="string">
            <text:p>price in USD</text:p>
          </table:table-cell>
          <table:table-cell table:style-name="ce22" office:value-type="string" calcext:value-type="string">
            <text:p>weight</text:p>
          </table:table-cell>
          <table:table-cell table:style-name="ce26" office:value-type="string" calcext:value-type="string">
            <text:p>allocation</text:p>
          </table:table-cell>
          <table:table-cell table:style-name="ce15" office:value-type="string" calcext:value-type="string">
            <text:p>USD equiv</text:p>
          </table:table-cell>
          <table:table-cell table:style-name="ce15" office:value-type="string" calcext:value-type="string">
            <text:p>BTC equiv</text:p>
          </table:table-cell>
          <table:table-cell table:style-name="ce39" office:value-type="string" calcext:value-type="string">
            <text:p>to buy</text:p>
          </table:table-cell>
          <table:table-cell table:style-name="ce15" office:value-type="string" calcext:value-type="string">
            <text:p>kraken</text:p>
          </table:table-cell>
          <table:table-cell table:style-name="ce15" office:value-type="string" calcext:value-type="string">
            <text:p>bittrex</text:p>
          </table:table-cell>
          <table:table-cell table:style-name="ce15" office:value-type="string" calcext:value-type="string">
            <text:p>bitfinex</text:p>
          </table:table-cell>
          <table:table-cell table:style-name="ce15" office:value-type="string" calcext:value-type="string">
            <text:p>total</text:p>
          </table:table-cell>
          <table:table-cell table:style-name="ce39" office:value-type="string" calcext:value-type="string">
            <text:p>deviation</text:p>
          </table:table-cell>
          <table:table-cell table:style-name="ce15" table:number-columns-repeated="1003"/>
        </table:table-row>
        <table:table-row table:style-name="ro1">
          <table:table-cell table:style-name="ce2" office:value-type="string" calcext:value-type="string">
            <text:p>BTC/XBT</text:p>
          </table:table-cell>
          <table:table-cell table:style-name="ce3" office:value-type="currency" office:currency="USD" office:value="45033431747" calcext:value-type="currency">
            <text:p>$45,033,431,747</text:p>
          </table:table-cell>
          <table:table-cell table:style-name="ce5" office:value-type="currency" office:currency="USD" office:value="2745.42" calcext:value-type="currency">
            <text:p>$2,745.42</text:p>
          </table:table-cell>
          <table:table-cell table:style-name="ce8" table:formula="of:=SQRT([.B3])" office:value-type="float" office:value="212210.819109206" calcext:value-type="float">
            <text:p>212,210.82</text:p>
          </table:table-cell>
          <table:table-cell table:style-name="ce12" table:formula="of:=[.D3]/[.D$18]" office:value-type="percentage" office:value="0.241317379818379" calcext:value-type="percentage">
            <text:p>24.13%</text:p>
          </table:table-cell>
          <table:table-cell table:style-name="ce5" table:formula="of:=[.D$1] * [.E3]" office:value-type="currency" office:currency="USD" office:value="241.317379818379" calcext:value-type="currency">
            <text:p>$241.32</text:p>
          </table:table-cell>
          <table:table-cell table:style-name="ce30" table:formula="of:=[.F3]/[.C$3]" office:value-type="float" office:value="0.0878981648776431" calcext:value-type="float">
            <text:p>0.087898164877643</text:p>
          </table:table-cell>
          <table:table-cell table:style-name="ce34" table:formula="of:=[.F3]/[.C3]" office:value-type="float" office:value="0.0878981648776431" calcext:value-type="float">
            <text:p>0.087898</text:p>
          </table:table-cell>
          <table:table-cell table:number-columns-repeated="2" table:style-name="ce8" office:value-type="float" office:value="0.03" calcext:value-type="float">
            <text:p>0.03</text:p>
          </table:table-cell>
          <table:table-cell table:style-name="ce8"/>
          <table:table-cell table:style-name="ce8" table:formula="of:=SUM([.I3:.K3])" office:value-type="float" office:value="0.06" calcext:value-type="float">
            <text:p>0.06</text:p>
          </table:table-cell>
          <table:table-cell table:style-name="ce43" table:formula="of:=([.L3]-[.H3])/[.H3]" office:value-type="percentage" office:value="-0.317391892270768" calcext:value-type="percentage">
            <text:p>-31.74%</text:p>
          </table:table-cell>
          <table:table-cell table:number-columns-repeated="1003"/>
        </table:table-row>
        <table:table-row table:style-name="ro1">
          <table:table-cell table:style-name="ce2" office:value-type="string" calcext:value-type="string">
            <text:p>ETH</text:p>
          </table:table-cell>
          <table:table-cell table:style-name="ce3" office:value-type="currency" office:currency="USD" office:value="32037742551" calcext:value-type="currency">
            <text:p>$32,037,742,551</text:p>
          </table:table-cell>
          <table:table-cell table:style-name="ce5" office:value-type="currency" office:currency="USD" office:value="345.71" calcext:value-type="currency">
            <text:p>$345.71</text:p>
          </table:table-cell>
          <table:table-cell table:style-name="ce8" table:formula="of:=SQRT([.B4])" office:value-type="float" office:value="178990.900749172" calcext:value-type="float">
            <text:p>178,990.90</text:p>
          </table:table-cell>
          <table:table-cell table:style-name="ce12" table:formula="of:=[.D4]/[.D$18]" office:value-type="percentage" office:value="0.203541060542695" calcext:value-type="percentage">
            <text:p>20.35%</text:p>
          </table:table-cell>
          <table:table-cell table:style-name="ce5" table:formula="of:=[.D$1] * [.E4]" office:value-type="currency" office:currency="USD" office:value="203.541060542695" calcext:value-type="currency">
            <text:p>$203.54</text:p>
          </table:table-cell>
          <table:table-cell table:style-name="ce30" table:formula="of:=[.F4]/[.C$3]" office:value-type="float" office:value="0.0741384052504517" calcext:value-type="float">
            <text:p>0.074138405250452</text:p>
          </table:table-cell>
          <table:table-cell table:style-name="ce34" table:formula="of:=[.F4]/[.C4]" office:value-type="float" office:value="0.588762432509025" calcext:value-type="float">
            <text:p>0.588762</text:p>
          </table:table-cell>
          <table:table-cell table:style-name="ce8" office:value-type="float" office:value="0.588" calcext:value-type="float">
            <text:p>0.59</text:p>
          </table:table-cell>
          <table:table-cell table:style-name="ce8" table:number-columns-repeated="2"/>
          <table:table-cell table:style-name="ce8" table:formula="of:=SUM([.I4:.K4])" office:value-type="float" office:value="0.588" calcext:value-type="float">
            <text:p>0.59</text:p>
          </table:table-cell>
          <table:table-cell table:style-name="ce43" table:formula="of:=([.L4]-[.H4])/[.H4]" office:value-type="percentage" office:value="-0.00129497479276311" calcext:value-type="percentage">
            <text:p>-0.13%</text:p>
          </table:table-cell>
          <table:table-cell table:number-columns-repeated="1003"/>
        </table:table-row>
        <table:table-row table:style-name="ro1">
          <table:table-cell table:style-name="ce2" office:value-type="string" calcext:value-type="string">
            <text:p>XRP</text:p>
          </table:table-cell>
          <table:table-cell table:style-name="ce3" office:value-type="currency" office:currency="USD" office:value="11924471179" calcext:value-type="currency">
            <text:p>$11,924,471,179</text:p>
          </table:table-cell>
          <table:table-cell table:style-name="ce5" office:value-type="currency" office:currency="USD" office:value="0.311423" calcext:value-type="currency">
            <text:p>$0.31</text:p>
          </table:table-cell>
          <table:table-cell table:style-name="ce8" table:formula="of:=SQRT([.B5])" office:value-type="float" office:value="109199.227007337" calcext:value-type="float">
            <text:p>109,199.23</text:p>
          </table:table-cell>
          <table:table-cell table:style-name="ce12" table:formula="of:=[.D5]/[.D$18]" office:value-type="percentage" office:value="0.124176851351025" calcext:value-type="percentage">
            <text:p>12.42%</text:p>
          </table:table-cell>
          <table:table-cell table:style-name="ce5" table:formula="of:=[.D$1] * [.E5]" office:value-type="currency" office:currency="USD" office:value="124.176851351025" calcext:value-type="currency">
            <text:p>$124.18</text:p>
          </table:table-cell>
          <table:table-cell table:style-name="ce30" table:formula="of:=[.F5]/[.C$3]" office:value-type="float" office:value="0.0452305480950183" calcext:value-type="float">
            <text:p>0.045230548095018</text:p>
          </table:table-cell>
          <table:table-cell table:style-name="ce34" table:formula="of:=[.F5]/[.C5]" office:value-type="float" office:value="398.740142349875" calcext:value-type="float">
            <text:p>398.740142</text:p>
          </table:table-cell>
          <table:table-cell table:style-name="ce8" office:value-type="float" office:value="395" calcext:value-type="float">
            <text:p>395.00</text:p>
          </table:table-cell>
          <table:table-cell table:style-name="ce8" table:number-columns-repeated="2"/>
          <table:table-cell table:style-name="ce8" table:formula="of:=SUM([.I5:.K5])" office:value-type="float" office:value="395" calcext:value-type="float">
            <text:p>395.00</text:p>
          </table:table-cell>
          <table:table-cell table:style-name="ce43" table:formula="of:=([.L5]-[.H5])/[.H5]" office:value-type="percentage" office:value="-0.00937989921915827" calcext:value-type="percentage">
            <text:p>-0.94%</text:p>
          </table:table-cell>
          <table:table-cell table:number-columns-repeated="1003"/>
        </table:table-row>
        <table:table-row table:style-name="ro1">
          <table:table-cell table:style-name="ce2" office:value-type="string" calcext:value-type="string">
            <text:p>LTC</text:p>
          </table:table-cell>
          <table:table-cell table:style-name="ce3" office:value-type="currency" office:currency="USD" office:value="2346710708" calcext:value-type="currency">
            <text:p>$2,346,710,708</text:p>
          </table:table-cell>
          <table:table-cell table:style-name="ce5" office:value-type="currency" office:currency="USD" office:value="45.43" calcext:value-type="currency">
            <text:p>$45.43</text:p>
          </table:table-cell>
          <table:table-cell table:style-name="ce8" table:formula="of:=SQRT([.B6])" office:value-type="float" office:value="48442.8602376036" calcext:value-type="float">
            <text:p>48,442.86</text:p>
          </table:table-cell>
          <table:table-cell table:style-name="ce12" table:formula="of:=[.D6]/[.D$18]" office:value-type="percentage" office:value="0.0550872201168527" calcext:value-type="percentage">
            <text:p>5.51%</text:p>
          </table:table-cell>
          <table:table-cell table:style-name="ce5" table:formula="of:=[.D$1] * [.E6]" office:value-type="currency" office:currency="USD" office:value="55.0872201168527" calcext:value-type="currency">
            <text:p>$55.09</text:p>
          </table:table-cell>
          <table:table-cell table:style-name="ce30" table:formula="of:=[.F6]/[.C$3]" office:value-type="float" office:value="0.0200651339747116" calcext:value-type="float">
            <text:p>0.020065133974712</text:p>
          </table:table-cell>
          <table:table-cell table:style-name="ce34" table:formula="of:=[.F6]/[.C6]" office:value-type="float" office:value="1.21257363233222" calcext:value-type="float">
            <text:p>1.212574</text:p>
          </table:table-cell>
          <table:table-cell table:style-name="ce8" office:value-type="float" office:value="1.4" calcext:value-type="float">
            <text:p>1.40</text:p>
          </table:table-cell>
          <table:table-cell table:style-name="ce8" table:number-columns-repeated="2"/>
          <table:table-cell table:style-name="ce8" table:formula="of:=SUM([.I6:.K6])" office:value-type="float" office:value="1.4" calcext:value-type="float">
            <text:p>1.40</text:p>
          </table:table-cell>
          <table:table-cell table:style-name="ce43" table:formula="of:=([.L6]-[.H6])/[.H6]" office:value-type="percentage" office:value="0.154569060938009" calcext:value-type="percentage">
            <text:p>15.46%</text:p>
          </table:table-cell>
          <table:table-cell table:number-columns-repeated="1003"/>
        </table:table-row>
        <table:table-row table:style-name="ro1">
          <table:table-cell table:style-name="ce2" office:value-type="string" calcext:value-type="string">
            <text:p>ETC</text:p>
          </table:table-cell>
          <table:table-cell table:style-name="ce3" office:value-type="currency" office:currency="USD" office:value="1932490232" calcext:value-type="currency">
            <text:p>$1,932,490,232</text:p>
          </table:table-cell>
          <table:table-cell table:style-name="ce5" office:value-type="currency" office:currency="USD" office:value="20.82" calcext:value-type="currency">
            <text:p>$20.82</text:p>
          </table:table-cell>
          <table:table-cell table:style-name="ce8" table:formula="of:=SQRT([.B7])" office:value-type="float" office:value="43960.0981800542" calcext:value-type="float">
            <text:p>43,960.10</text:p>
          </table:table-cell>
          <table:table-cell table:style-name="ce12" table:formula="of:=[.D7]/[.D$18]" office:value-type="percentage" office:value="0.0499896082296831" calcext:value-type="percentage">
            <text:p>5.00%</text:p>
          </table:table-cell>
          <table:table-cell table:style-name="ce5" table:formula="of:=[.D$1] * [.E7]" office:value-type="currency" office:currency="USD" office:value="49.9896082296831" calcext:value-type="currency">
            <text:p>$49.99</text:p>
          </table:table-cell>
          <table:table-cell table:style-name="ce30" table:formula="of:=[.F7]/[.C$3]" office:value-type="float" office:value="0.0182083645597698" calcext:value-type="float">
            <text:p>0.01820836455977</text:p>
          </table:table-cell>
          <table:table-cell table:style-name="ce34" table:formula="of:=[.F7]/[.C7]" office:value-type="float" office:value="2.40103785925471" calcext:value-type="float">
            <text:p>2.401038</text:p>
          </table:table-cell>
          <table:table-cell table:style-name="ce8" table:number-columns-repeated="3"/>
          <table:table-cell table:style-name="ce8" table:formula="of:=SUM([.I7:.K7])" office:value-type="float" office:value="0" calcext:value-type="float">
            <text:p>0.00</text:p>
          </table:table-cell>
          <table:table-cell table:style-name="ce43" table:formula="of:=([.L7]-[.H7])/[.H7]" office:value-type="percentage" office:value="-1" calcext:value-type="percentage">
            <text:p>-100.00%</text:p>
          </table:table-cell>
          <table:table-cell table:number-columns-repeated="1003"/>
        </table:table-row>
        <table:table-row table:style-name="ro1">
          <table:table-cell table:style-name="ce2" office:value-type="string" calcext:value-type="string">
            <text:p>XEM</text:p>
          </table:table-cell>
          <table:table-cell table:style-name="ce3" office:value-type="currency" office:currency="USD" office:value="1730205000" calcext:value-type="currency">
            <text:p>$1,730,205,000</text:p>
          </table:table-cell>
          <table:table-cell table:style-name="ce5" office:value-type="currency" office:currency="USD" office:value="0.192245" calcext:value-type="currency">
            <text:p>$0.19</text:p>
          </table:table-cell>
          <table:table-cell table:style-name="ce8" table:formula="of:=SQRT([.B8])" office:value-type="float" office:value="41595.7329542346" calcext:value-type="float">
            <text:p>41,595.73</text:p>
          </table:table-cell>
          <table:table-cell table:style-name="ce12" table:formula="of:=[.D8]/[.D$18]" office:value-type="percentage" office:value="0.0473009497360988" calcext:value-type="percentage">
            <text:p>4.73%</text:p>
          </table:table-cell>
          <table:table-cell table:style-name="ce5" table:formula="of:=[.D$1] * [.E8]" office:value-type="currency" office:currency="USD" office:value="47.3009497360988" calcext:value-type="currency">
            <text:p>$47.30</text:p>
          </table:table-cell>
          <table:table-cell table:style-name="ce30" table:formula="of:=[.F8]/[.C$3]" office:value-type="float" office:value="0.0172290395407984" calcext:value-type="float">
            <text:p>0.017229039540798</text:p>
          </table:table-cell>
          <table:table-cell table:style-name="ce34" table:formula="of:=[.F8]/[.C8]" office:value-type="float" office:value="246.045149346401" calcext:value-type="float">
            <text:p>246.045149</text:p>
          </table:table-cell>
          <table:table-cell table:style-name="ce8"/>
          <table:table-cell table:style-name="ce8" office:value-type="float" office:value="246" calcext:value-type="float">
            <text:p>246.00</text:p>
          </table:table-cell>
          <table:table-cell table:style-name="ce8"/>
          <table:table-cell table:style-name="ce8" table:formula="of:=SUM([.I8:.K8])" office:value-type="float" office:value="246" calcext:value-type="float">
            <text:p>246.00</text:p>
          </table:table-cell>
          <table:table-cell table:style-name="ce43" table:formula="of:=([.L8]-[.H8])/[.H8]" office:value-type="percentage" office:value="-0.000183500249936294" calcext:value-type="percentage">
            <text:p>-0.02%</text:p>
          </table:table-cell>
          <table:table-cell table:number-columns-repeated="1003"/>
        </table:table-row>
        <table:table-row table:style-name="ro1">
          <table:table-cell table:style-name="ce2" office:value-type="string" calcext:value-type="string">
            <text:p>DASH</text:p>
          </table:table-cell>
          <table:table-cell table:style-name="ce3" office:value-type="currency" office:currency="USD" office:value="1360482882" calcext:value-type="currency">
            <text:p>$1,360,482,882</text:p>
          </table:table-cell>
          <table:table-cell table:style-name="ce5" office:value-type="currency" office:currency="USD" office:value="184.46" calcext:value-type="currency">
            <text:p>$184.46</text:p>
          </table:table-cell>
          <table:table-cell table:style-name="ce8" table:formula="of:=SQRT([.B9])" office:value-type="float" office:value="36884.7242364641" calcext:value-type="float">
            <text:p>36,884.72</text:p>
          </table:table-cell>
          <table:table-cell table:style-name="ce12" table:formula="of:=[.D9]/[.D$18]" office:value-type="percentage" office:value="0.0419437851728307" calcext:value-type="percentage">
            <text:p>4.19%</text:p>
          </table:table-cell>
          <table:table-cell table:style-name="ce5" table:formula="of:=[.D$1] * [.E9]" office:value-type="currency" office:currency="USD" office:value="41.9437851728307" calcext:value-type="currency">
            <text:p>$41.94</text:p>
          </table:table-cell>
          <table:table-cell table:style-name="ce30" table:formula="of:=[.F9]/[.C$3]" office:value-type="float" office:value="0.0152777298820693" calcext:value-type="float">
            <text:p>0.015277729882069</text:p>
          </table:table-cell>
          <table:table-cell table:style-name="ce34" table:formula="of:=[.F9]/[.C9]" office:value-type="float" office:value="0.22738688698271" calcext:value-type="float">
            <text:p>0.227387</text:p>
          </table:table-cell>
          <table:table-cell table:style-name="ce8"/>
          <table:table-cell table:style-name="ce8" office:value-type="float" office:value="0.2273" calcext:value-type="float">
            <text:p>0.23</text:p>
          </table:table-cell>
          <table:table-cell table:style-name="ce8"/>
          <table:table-cell table:style-name="ce8" table:formula="of:=SUM([.I9:.K9])" office:value-type="float" office:value="0.2273" calcext:value-type="float">
            <text:p>0.23</text:p>
          </table:table-cell>
          <table:table-cell table:style-name="ce43" table:formula="of:=([.L9]-[.H9])/[.H9]" office:value-type="percentage" office:value="-0.000382110788634294" calcext:value-type="percentage">
            <text:p>-0.04%</text:p>
          </table:table-cell>
          <table:table-cell table:number-columns-repeated="1003"/>
        </table:table-row>
        <table:table-row table:style-name="ro1">
          <table:table-cell table:style-name="ce2" office:value-type="string" calcext:value-type="string">
            <text:p>MIOTA</text:p>
          </table:table-cell>
          <table:table-cell table:style-name="ce3" office:value-type="currency" office:currency="USD" office:value="1186184005" calcext:value-type="currency">
            <text:p>$1,186,184,005</text:p>
          </table:table-cell>
          <table:table-cell table:style-name="ce5" office:value-type="currency" office:currency="USD" office:value="0.426757" calcext:value-type="currency">
            <text:p>$0.43</text:p>
          </table:table-cell>
          <table:table-cell table:style-name="ce8" table:formula="of:=SQRT([.B10])" office:value-type="float" office:value="34441.022124786" calcext:value-type="float">
            <text:p>34,441.02</text:p>
          </table:table-cell>
          <table:table-cell table:style-name="ce12" table:formula="of:=[.D10]/[.D$18]" office:value-type="percentage" office:value="0.0391649080490243" calcext:value-type="percentage">
            <text:p>3.92%</text:p>
          </table:table-cell>
          <table:table-cell table:style-name="ce5" table:formula="of:=[.D$1] * [.E10]" office:value-type="currency" office:currency="USD" office:value="39.1649080490243" calcext:value-type="currency">
            <text:p>$39.16</text:p>
          </table:table-cell>
          <table:table-cell table:style-name="ce30" table:formula="of:=[.F10]/[.C$3]" office:value-type="float" office:value="0.0142655433591306" calcext:value-type="float">
            <text:p>0.014265543359131</text:p>
          </table:table-cell>
          <table:table-cell table:style-name="ce34" table:formula="of:=[.F10]/[.C10]" office:value-type="float" office:value="91.7733231066492" calcext:value-type="float">
            <text:p>91.773323</text:p>
          </table:table-cell>
          <table:table-cell table:style-name="ce8" table:number-columns-repeated="2"/>
          <table:table-cell table:style-name="ce8" office:value-type="float" office:value="91.77" calcext:value-type="float">
            <text:p>91.77</text:p>
          </table:table-cell>
          <table:table-cell table:style-name="ce8" table:formula="of:=SUM([.I10:.K10])" office:value-type="float" office:value="91.77" calcext:value-type="float">
            <text:p>91.77</text:p>
          </table:table-cell>
          <table:table-cell table:style-name="ce43" table:formula="of:=([.L10]-[.H10])/[.H10]" office:value-type="percentage" office:value="-0.0000362099413721506" calcext:value-type="percentage">
            <text:p>0.00%</text:p>
          </table:table-cell>
          <table:table-cell table:number-columns-repeated="1003"/>
        </table:table-row>
        <table:table-row table:style-name="ro1">
          <table:table-cell table:style-name="ce2" office:value-type="string" calcext:value-type="string">
            <text:p>BTS</text:p>
          </table:table-cell>
          <table:table-cell table:style-name="ce3" office:value-type="currency" office:currency="USD" office:value="835360369" calcext:value-type="currency">
            <text:p>$835,360,369</text:p>
          </table:table-cell>
          <table:table-cell table:style-name="ce5" office:value-type="currency" office:currency="USD" office:value="0.321759" calcext:value-type="currency">
            <text:p>$0.32</text:p>
          </table:table-cell>
          <table:table-cell table:style-name="ce8" table:formula="of:=SQRT([.B11])" office:value-type="float" office:value="28902.6014227093" calcext:value-type="float">
            <text:p>28,902.60</text:p>
          </table:table-cell>
          <table:table-cell table:style-name="ce12" table:formula="of:=[.D11]/[.D$18]" office:value-type="percentage" office:value="0.0328668447468454" calcext:value-type="percentage">
            <text:p>3.29%</text:p>
          </table:table-cell>
          <table:table-cell table:style-name="ce5" table:formula="of:=[.D$1] * [.E11]" office:value-type="currency" office:currency="USD" office:value="32.8668447468454" calcext:value-type="currency">
            <text:p>$32.87</text:p>
          </table:table-cell>
          <table:table-cell table:style-name="ce30" table:formula="of:=[.F11]/[.C$3]" office:value-type="float" office:value="0.0119715179268911" calcext:value-type="float">
            <text:p>0.011971517926891</text:p>
          </table:table-cell>
          <table:table-cell table:style-name="ce34" table:formula="of:=[.F11]/[.C11]" office:value-type="float" office:value="102.147398353567" calcext:value-type="float">
            <text:p>102.147398</text:p>
          </table:table-cell>
          <table:table-cell table:style-name="ce8"/>
          <table:table-cell table:style-name="ce8" office:value-type="float" office:value="102.14" calcext:value-type="float">
            <text:p>102.14</text:p>
          </table:table-cell>
          <table:table-cell table:style-name="ce8"/>
          <table:table-cell table:style-name="ce8" table:formula="of:=SUM([.I11:.K11])" office:value-type="float" office:value="102.14" calcext:value-type="float">
            <text:p>102.14</text:p>
          </table:table-cell>
          <table:table-cell table:style-name="ce43" table:formula="of:=([.L11]-[.H11])/[.H11]" office:value-type="percentage" office:value="-0.0000724282134088584" calcext:value-type="percentage">
            <text:p>-0.01%</text:p>
          </table:table-cell>
          <table:table-cell table:number-columns-repeated="1003"/>
        </table:table-row>
        <table:table-row table:style-name="ro1">
          <table:table-cell table:style-name="ce2" office:value-type="string" calcext:value-type="string">
            <text:p>STRAT</text:p>
          </table:table-cell>
          <table:table-cell table:style-name="ce3" office:value-type="currency" office:currency="USD" office:value="713349136" calcext:value-type="currency">
            <text:p>$713,349,136</text:p>
          </table:table-cell>
          <table:table-cell table:style-name="ce5" office:value-type="currency" office:currency="USD" office:value="7.25" calcext:value-type="currency">
            <text:p>$7.25</text:p>
          </table:table-cell>
          <table:table-cell table:style-name="ce8" table:formula="of:=SQRT([.B12])" office:value-type="float" office:value="26708.5966684886" calcext:value-type="float">
            <text:p>26,708.60</text:p>
          </table:table-cell>
          <table:table-cell table:style-name="ce12" table:formula="of:=[.D12]/[.D$18]" office:value-type="percentage" office:value="0.0303719131461849" calcext:value-type="percentage">
            <text:p>3.04%</text:p>
          </table:table-cell>
          <table:table-cell table:style-name="ce5" table:formula="of:=[.D$1] * [.E12]" office:value-type="currency" office:currency="USD" office:value="30.3719131461849" calcext:value-type="currency">
            <text:p>$30.37</text:p>
          </table:table-cell>
          <table:table-cell table:style-name="ce30" table:formula="of:=[.F12]/[.C$3]" office:value-type="float" office:value="0.0110627565713752" calcext:value-type="float">
            <text:p>0.011062756571375</text:p>
          </table:table-cell>
          <table:table-cell table:style-name="ce34" table:formula="of:=[.F12]/[.C12]" office:value-type="float" office:value="4.18922939947378" calcext:value-type="float">
            <text:p>4.189229</text:p>
          </table:table-cell>
          <table:table-cell table:style-name="ce8"/>
          <table:table-cell table:style-name="ce8" office:value-type="float" office:value="4.18" calcext:value-type="float">
            <text:p>4.18</text:p>
          </table:table-cell>
          <table:table-cell table:style-name="ce8"/>
          <table:table-cell table:style-name="ce8" table:formula="of:=SUM([.I12:.K12])" office:value-type="float" office:value="4.18" calcext:value-type="float">
            <text:p>4.18</text:p>
          </table:table-cell>
          <table:table-cell table:style-name="ce43" table:formula="of:=([.L12]-[.H12])/[.H12]" office:value-type="percentage" office:value="-0.0022031258242719" calcext:value-type="percentage">
            <text:p>-0.22%</text:p>
          </table:table-cell>
          <table:table-cell table:number-columns-repeated="1003"/>
        </table:table-row>
        <table:table-row table:style-name="ro1">
          <table:table-cell table:style-name="ce2" office:value-type="string" calcext:value-type="string">
            <text:p>XMR</text:p>
          </table:table-cell>
          <table:table-cell table:style-name="ce3" office:value-type="currency" office:currency="USD" office:value="691764418" calcext:value-type="currency">
            <text:p>$691,764,418</text:p>
          </table:table-cell>
          <table:table-cell table:style-name="ce5" office:value-type="currency" office:currency="USD" office:value="47.18" calcext:value-type="currency">
            <text:p>$47.18</text:p>
          </table:table-cell>
          <table:table-cell table:style-name="ce8" table:formula="of:=SQRT([.B13])" office:value-type="float" office:value="26301.4147528227" calcext:value-type="float">
            <text:p>26,301.41</text:p>
          </table:table-cell>
          <table:table-cell table:style-name="ce12" table:formula="of:=[.D13]/[.D$18]" office:value-type="percentage" office:value="0.0299088826870858" calcext:value-type="percentage">
            <text:p>2.99%</text:p>
          </table:table-cell>
          <table:table-cell table:style-name="ce5" table:formula="of:=[.D$1] * [.E13]" office:value-type="currency" office:currency="USD" office:value="29.9088826870858" calcext:value-type="currency">
            <text:p>$29.91</text:p>
          </table:table-cell>
          <table:table-cell table:style-name="ce30" table:formula="of:=[.F13]/[.C$3]" office:value-type="float" office:value="0.0108941009707388" calcext:value-type="float">
            <text:p>0.010894100970739</text:p>
          </table:table-cell>
          <table:table-cell table:style-name="ce34" table:formula="of:=[.F13]/[.C13]" office:value-type="float" office:value="0.633931383787321" calcext:value-type="float">
            <text:p>0.633931</text:p>
          </table:table-cell>
          <table:table-cell table:style-name="ce8"/>
          <table:table-cell table:style-name="ce8" office:value-type="float" office:value="0.633" calcext:value-type="float">
            <text:p>0.63</text:p>
          </table:table-cell>
          <table:table-cell table:style-name="ce8"/>
          <table:table-cell table:style-name="ce8" table:formula="of:=SUM([.I13:.K13])" office:value-type="float" office:value="0.633" calcext:value-type="float">
            <text:p>0.63</text:p>
          </table:table-cell>
          <table:table-cell table:style-name="ce43" table:formula="of:=([.L13]-[.H13])/[.H13]" office:value-type="percentage" office:value="-0.00146921861125811" calcext:value-type="percentage">
            <text:p>-0.15%</text:p>
          </table:table-cell>
          <table:table-cell table:number-columns-repeated="1003"/>
        </table:table-row>
        <table:table-row table:style-name="ro1">
          <table:table-cell table:style-name="ce2" office:value-type="string" calcext:value-type="string">
            <text:p>ZEC</text:p>
          </table:table-cell>
          <table:table-cell table:style-name="ce3" office:value-type="currency" office:currency="USD" office:value="595886904" calcext:value-type="currency">
            <text:p>$595,886,904</text:p>
          </table:table-cell>
          <table:table-cell table:style-name="ce5" office:value-type="currency" office:currency="USD" office:value="383.84" calcext:value-type="currency">
            <text:p>$383.84</text:p>
          </table:table-cell>
          <table:table-cell table:style-name="ce8" table:formula="of:=SQRT([.B14])" office:value-type="float" office:value="24410.7948252407" calcext:value-type="float">
            <text:p>24,410.79</text:p>
          </table:table-cell>
          <table:table-cell table:style-name="ce12" table:formula="of:=[.D14]/[.D$18]" office:value-type="percentage" office:value="0.0277589477823923" calcext:value-type="percentage">
            <text:p>2.78%</text:p>
          </table:table-cell>
          <table:table-cell table:style-name="ce5" table:formula="of:=[.D$1] * [.E14]" office:value-type="currency" office:currency="USD" office:value="27.7589477823923" calcext:value-type="currency">
            <text:p>$27.76</text:p>
          </table:table-cell>
          <table:table-cell table:style-name="ce30" table:formula="of:=[.F14]/[.C$3]" office:value-type="float" office:value="0.0101110022446082" calcext:value-type="float">
            <text:p>0.010111002244608</text:p>
          </table:table-cell>
          <table:table-cell table:style-name="ce34" table:formula="of:=[.F14]/[.C14]" office:value-type="float" office:value="0.0723190594580875" calcext:value-type="float">
            <text:p>0.072319</text:p>
          </table:table-cell>
          <table:table-cell table:style-name="ce8"/>
          <table:table-cell table:style-name="ce8" office:value-type="float" office:value="0.072" calcext:value-type="float">
            <text:p>0.07</text:p>
          </table:table-cell>
          <table:table-cell table:style-name="ce8"/>
          <table:table-cell table:style-name="ce8" table:formula="of:=SUM([.I14:.K14])" office:value-type="float" office:value="0.072" calcext:value-type="float">
            <text:p>0.07</text:p>
          </table:table-cell>
          <table:table-cell table:style-name="ce43" table:formula="of:=([.L14]-[.H14])/[.H14]" office:value-type="percentage" office:value="-0.00441183085729139" calcext:value-type="percentage">
            <text:p>-0.44%</text:p>
          </table:table-cell>
          <table:table-cell table:number-columns-repeated="1003"/>
        </table:table-row>
        <table:table-row table:style-name="ro1">
          <table:table-cell table:style-name="ce2" office:value-type="string" calcext:value-type="string">
            <text:p>GNT</text:p>
          </table:table-cell>
          <table:table-cell table:style-name="ce3" office:value-type="currency" office:currency="USD" office:value="511292735" calcext:value-type="currency">
            <text:p>$511,292,735</text:p>
          </table:table-cell>
          <table:table-cell table:style-name="ce5" office:value-type="currency" office:currency="USD" office:value="0.616571" calcext:value-type="currency">
            <text:p>$0.62</text:p>
          </table:table-cell>
          <table:table-cell table:style-name="ce8" table:formula="of:=SQRT([.B15])" office:value-type="float" office:value="22611.7831008525" calcext:value-type="float">
            <text:p>22,611.78</text:p>
          </table:table-cell>
          <table:table-cell table:style-name="ce12" table:formula="of:=[.D15]/[.D$18]" office:value-type="percentage" office:value="0.0257131859432256" calcext:value-type="percentage">
            <text:p>2.57%</text:p>
          </table:table-cell>
          <table:table-cell table:style-name="ce5" table:formula="of:=[.D$1] * [.E15]" office:value-type="currency" office:currency="USD" office:value="25.7131859432256" calcext:value-type="currency">
            <text:p>$25.71</text:p>
          </table:table-cell>
          <table:table-cell table:style-name="ce30" table:formula="of:=[.F15]/[.C$3]" office:value-type="float" office:value="0.00936584782773696" calcext:value-type="float">
            <text:p>0.009365847827737</text:p>
          </table:table-cell>
          <table:table-cell table:style-name="ce34" table:formula="of:=[.F15]/[.C15]" office:value-type="float" office:value="41.7035279687588" calcext:value-type="float">
            <text:p>41.703528</text:p>
          </table:table-cell>
          <table:table-cell table:style-name="ce8"/>
          <table:table-cell table:style-name="ce8" office:value-type="float" office:value="41.7" calcext:value-type="float">
            <text:p>41.70</text:p>
          </table:table-cell>
          <table:table-cell table:style-name="ce8"/>
          <table:table-cell table:style-name="ce8" table:formula="of:=SUM([.I15:.K15])" office:value-type="float" office:value="41.7" calcext:value-type="float">
            <text:p>41.70</text:p>
          </table:table-cell>
          <table:table-cell table:style-name="ce43" table:formula="of:=([.L15]-[.H15])/[.H15]" office:value-type="percentage" office:value="-0.000084596410199809" calcext:value-type="percentage">
            <text:p>-0.01%</text:p>
          </table:table-cell>
          <table:table-cell table:number-columns-repeated="1003"/>
        </table:table-row>
        <table:table-row table:style-name="ro1">
          <table:table-cell table:style-name="ce2" office:value-type="string" calcext:value-type="string">
            <text:p>SC</text:p>
          </table:table-cell>
          <table:table-cell table:style-name="ce3" office:value-type="currency" office:currency="USD" office:value="510370534" calcext:value-type="currency">
            <text:p>$510,370,534</text:p>
          </table:table-cell>
          <table:table-cell table:style-name="ce5" office:value-type="currency" office:currency="USD" office:value="0.018838" calcext:value-type="currency">
            <text:p>$0.02</text:p>
          </table:table-cell>
          <table:table-cell table:style-name="ce8" table:formula="of:=SQRT([.B16])" office:value-type="float" office:value="22591.381852379" calcext:value-type="float">
            <text:p>22,591.38</text:p>
          </table:table-cell>
          <table:table-cell table:style-name="ce12" table:formula="of:=[.D16]/[.D$18]" office:value-type="percentage" office:value="0.0256899864859721" calcext:value-type="percentage">
            <text:p>2.57%</text:p>
          </table:table-cell>
          <table:table-cell table:style-name="ce5" table:formula="of:=[.D$1] * [.E16]" office:value-type="currency" office:currency="USD" office:value="25.6899864859721" calcext:value-type="currency">
            <text:p>$25.69</text:p>
          </table:table-cell>
          <table:table-cell table:style-name="ce30" table:formula="of:=[.F16]/[.C$3]" office:value-type="float" office:value="0.00935739758797273" calcext:value-type="float">
            <text:p>0.009357397587973</text:p>
          </table:table-cell>
          <table:table-cell table:style-name="ce34" table:formula="of:=[.F16]/[.C16]" office:value-type="float" office:value="1363.73216296699" calcext:value-type="float">
            <text:p>1,363.732163</text:p>
          </table:table-cell>
          <table:table-cell table:style-name="ce8"/>
          <table:table-cell table:style-name="ce8" office:value-type="float" office:value="1363" calcext:value-type="float">
            <text:p>1,363.00</text:p>
          </table:table-cell>
          <table:table-cell table:style-name="ce8"/>
          <table:table-cell table:style-name="ce8" table:formula="of:=SUM([.I16:.K16])" office:value-type="float" office:value="1363" calcext:value-type="float">
            <text:p>1,363.00</text:p>
          </table:table-cell>
          <table:table-cell table:style-name="ce43" table:formula="of:=([.L16]-[.H16])/[.H16]" office:value-type="percentage" office:value="-0.000536881791651752" calcext:value-type="percentage">
            <text:p>-0.05%</text:p>
          </table:table-cell>
          <table:table-cell table:number-columns-repeated="1003"/>
        </table:table-row>
        <table:table-row table:style-name="ro1">
          <table:table-cell table:style-name="ce2" office:value-type="string" calcext:value-type="string">
            <text:p>WAVES</text:p>
          </table:table-cell>
          <table:table-cell table:style-name="ce3" office:value-type="currency" office:currency="USD" office:value="489859670" calcext:value-type="currency">
            <text:p>$489,859,670</text:p>
          </table:table-cell>
          <table:table-cell table:style-name="ce5" office:value-type="currency" office:currency="USD" office:value="4.9" calcext:value-type="currency">
            <text:p>$4.90</text:p>
          </table:table-cell>
          <table:table-cell table:style-name="ce8" table:formula="of:=SQRT([.B17])" office:value-type="float" office:value="22132.7736626027" calcext:value-type="float">
            <text:p>22,132.77</text:p>
          </table:table-cell>
          <table:table-cell table:style-name="ce12" table:formula="of:=[.D17]/[.D$18]" office:value-type="percentage" office:value="0.0251684761917061" calcext:value-type="percentage">
            <text:p>2.52%</text:p>
          </table:table-cell>
          <table:table-cell table:style-name="ce5" table:formula="of:=[.D$1] * [.E17]" office:value-type="currency" office:currency="USD" office:value="25.1684761917061" calcext:value-type="currency">
            <text:p>$25.17</text:p>
          </table:table-cell>
          <table:table-cell table:style-name="ce30" table:formula="of:=[.F17]/[.C$3]" office:value-type="float" office:value="0.00916744111709906" calcext:value-type="float">
            <text:p>0.009167441117099</text:p>
          </table:table-cell>
          <table:table-cell table:style-name="ce34" table:formula="of:=[.F17]/[.C17]" office:value-type="float" office:value="5.13642371259308" calcext:value-type="float">
            <text:p>5.136424</text:p>
          </table:table-cell>
          <table:table-cell table:style-name="ce8"/>
          <table:table-cell table:style-name="ce8" office:value-type="float" office:value="5.13" calcext:value-type="float">
            <text:p>5.13</text:p>
          </table:table-cell>
          <table:table-cell table:style-name="ce8"/>
          <table:table-cell table:style-name="ce8" table:formula="of:=SUM([.I17:.K17])" office:value-type="float" office:value="5.13" calcext:value-type="float">
            <text:p>5.13</text:p>
          </table:table-cell>
          <table:table-cell table:style-name="ce43" table:formula="of:=([.L17]-[.H17])/[.H17]" office:value-type="percentage" office:value="-0.00125061968258812" calcext:value-type="percentage">
            <text:p>-0.13%</text:p>
          </table:table-cell>
          <table:table-cell table:number-columns-repeated="1003"/>
        </table:table-row>
        <table:table-row table:style-name="ro1">
          <table:table-cell/>
          <table:table-cell table:style-name="ce4"/>
          <table:table-cell table:style-name="ce6" office:value-type="string" calcext:value-type="string">
            <text:p>total coefficient</text:p>
          </table:table-cell>
          <table:table-cell table:style-name="ce9" table:formula="of:=SUM([.D3:.D17])" office:value-type="float" office:value="879384.730883954" calcext:value-type="float">
            <text:p>879,384.73</text:p>
          </table:table-cell>
          <table:table-cell table:style-name="ce9"/>
          <table:table-cell/>
          <table:table-cell table:style-name="ce14" office:value-type="string" calcext:value-type="string">
            <text:p>verification</text:p>
          </table:table-cell>
          <table:table-cell table:formula="of:=SUMPRODUCT([.C3:.C17]; [.H3:.H17])" office:value-type="float" office:value="1000" calcext:value-type="float">
            <text:p>1000</text:p>
          </table:table-cell>
          <table:table-cell table:number-columns-repeated="1008"/>
        </table:table-row>
        <table:table-row table:style-name="ro1" table:number-rows-repeated="3">
          <table:table-cell table:number-columns-repeated="1016"/>
        </table:table-row>
        <table:table-row table:style-name="ro1">
          <table:table-cell table:style-name="ce16" office:value-type="string" calcext:value-type="string" table:number-columns-spanned="8" table:number-rows-spanned="26">
            <text:p>This spreadsheet helps you build and rebalance an index fund of digital coins.</text:p>
            <text:p/>
            <text:p><text:span text:style-name="T1">[date]:</text:span><text:span text:style-name="T2"> Type in the date for cosmetic purposes. Or don't.</text:span></text:p>
            <text:p><text:span text:style-name="T1">[value]:</text:span><text:span text:style-name="T2"> Type in the amount of USD you plan to invest.</text:span></text:p>
            <text:p/>
            <text:p><text:span text:style-name="T1">Lines:</text:span> each line holds a coin. Coins are ordered by market cap, since that's what an index fund does, but feel free to reorder them. This sample contains 15 coins, but naturally you can add or remove coins.</text:p>
            <text:p/>
            <text:p><text:span text:style-name="T1">Columns:</text:span></text:p>
            <text:p/>
            <text:p><text:span text:style-name="T1">[coin]:</text:span><text:span text:style-name="T2"> The coin's symbol. It is purely cosmetic, call it anything you want.</text:span></text:p>
            <text:p><text:span text:style-name="T1">[market cap]:</text:span><text:span text:style-name="T2"> Copied manually from coinmarketcap.com.</text:span></text:p>
            <text:p><text:span text:style-name="T1">[price in USD]:</text:span><text:span text:style-name="T2"> Copied manually from coinmarketcap.com.</text:span></text:p>
            <text:p><text:span text:style-name="T1">[weight]:</text:span><text:span text:style-name="T2"> This is where you decide how to allocate your portolio. This sample goes by the square root of the market cap. More traditionally, you could simply use the market cap itself.</text:span></text:p>
            <text:p><text:span text:style-name="T1">[allocation]:</text:span><text:span text:style-name="T2"> This just divides 100% into pieces proportional to the weights in the previous column.</text:span></text:p>
            <text:p><text:span text:style-name="T1">[USD equiv]:</text:span><text:span text:style-name="T2"> This divides the [value] cell into pieces proportional to the allocations in the previous column.</text:span></text:p>
            <text:p><text:span text:style-name="T1">[BTC equiv]:</text:span><text:span text:style-name="T2"> Same, but uses the BTC price in cell C3.</text:span></text:p>
            <text:p><text:span text:style-name="T1">[to buy]: </text:span><text:span text:style-name="T2">This tells you how many shares of each currency you should buy, assuming the coin prices in column C.</text:span></text:p>
            <text:p/>
            <text:p><text:span text:style-name="T1">Balances:</text:span></text:p>
            <text:p/>
            <text:p><text:span text:style-name="T2">You have to keep track of these manually. Insert a column for each exchange site you use. The final two columns are:</text:span></text:p>
            <text:p/>
            <text:p><text:span text:style-name="T1">[total]: </text:span><text:span text:style-name="T2">Just a total amount of each coin you have across all exchanges.</text:span></text:p>
            <text:p><text:span text:style-name="T1">[deviation]: </text:span><text:span text:style-name="T2">The percentagewise deviation from the [to buy] recommendation. Formatted to show deviations above 1% in red.</text:span></text:p>
            <text:p/>
            <text:p><text:span text:style-name="T1">TODO: </text:span><text:span text:style-name="T2">Add an extra sheet to show how rebalancing works.</text:span></text:p>
          </table:table-cell>
          <table:covered-table-cell table:number-columns-repeated="7"/>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number-rows-repeated="1048528">
          <table:table-cell table:number-columns-repeated="1016"/>
        </table:table-row>
        <table:table-row table:style-name="ro1">
          <table:table-cell table:number-columns-repeated="1016"/>
        </table:table-row>
        <calcext:conditional-formats>
          <calcext:conditional-format calcext:target-range-address="portfolio.M3:portfolio.M17">
            <calcext:condition calcext:apply-style-name="Error" calcext:value="&gt;0.01" calcext:base-cell-address="portfolio.M3"/>
            <calcext:condition calcext:apply-style-name="Error" calcext:value="&lt;-0.01" calcext:base-cell-address="portfolio.M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 Condensed" style:language-complex="hi" style:country-complex="IN"/>
    </style:default-style>
    <number:number-style style:name="N0">
      <number:number number:min-integer-digits="1"/>
    </number:number-style>
    <number:number-style style:name="N121">
      <number:number number:decimal-places="6" loext:min-decimal-places="6"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2">00/00/0000</text:date>, <text:time style:data-style-name="N2" text:time-value="15:47:59.8036179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40:50.628482449</meta:creation-date>
    <meta:generator>LibreOffice/5.3.3.2$Linux_X86_64 LibreOffice_project/30m0$Build-2</meta:generator>
    <dc:date>2017-06-22T15:51:54.944297653</dc:date>
    <meta:editing-duration>PT6H42M10S</meta:editing-duration>
    <meta:editing-cycles>123</meta:editing-cycles>
    <dc:creator>Cătălin Frâncu</dc:creator>
    <meta:document-statistic meta:table-count="1" meta:cell-count="188" meta:object-count="0"/>
  </office:meta>
</office:document-meta>
</file>